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4cm"/>
    </style:style>
    <style:style style:name="co2" style:family="table-column">
      <style:table-column-properties fo:break-before="auto" style:column-width="1.388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 fo:border="none"/>
      <style:text-properties fo:color="#006600"/>
    </style:style>
    <style:style style:name="ce12" style:family="table-cell" style:parent-style-name="Default">
      <style:table-cell-properties fo:background-color="#729fcf"/>
    </style:style>
    <style:style style:name="ce13" style:family="table-cell" style:parent-style-name="Default">
      <style:text-properties fo:color="#660066"/>
    </style:style>
    <style:style style:name="ce14" style:family="table-cell" style:parent-style-name="Default">
      <style:table-cell-properties fo:background-color="transparent"/>
      <style:text-properties fo:color="#006600"/>
    </style:style>
    <style:style style:name="ce15" style:family="table-cell" style:parent-style-name="Default">
      <style:text-properties fo:color="#000099"/>
    </style:style>
    <style:style style:name="ce16" style:family="table-cell" style:parent-style-name="Default">
      <style:table-cell-properties fo:background-color="#cc9966"/>
    </style:style>
    <style:style style:name="ce17" style:family="table-cell" style:parent-style-name="Default">
      <style:table-cell-properties fo:background-color="#cc9999"/>
    </style:style>
    <style:style style:name="ce18" style:family="table-cell" style:parent-style-name="Default">
      <style:table-cell-properties fo:background-color="#cccc99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number-columns-repeated="39" table:default-cell-style-name="Default"/>
        <table:table-column table:style-name="co4" table:number-columns-repeated="983" table:default-cell-style-name="Default"/>
        <table:table-row table:style-name="ro1">
          <table:table-cell table:style-name="ce1" office:value-type="string" calcext:value-type="string">
            <text:p>iterations</text:p>
          </table:table-cell>
          <table:table-cell table:style-name="ce4" office:value-type="string" calcext:value-type="string">
            <text:p>rank</text:p>
          </table:table-cell>
          <table:table-cell table:style-name="ce7" office:value-type="string" calcext:value-type="string">
            <text:p>operations</text:p>
          </table:table-cell>
          <table:table-cell table:style-name="ce7"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8" office:value-type="string" calcext:value-type="string">
            <text:p>__init__</text:p>
          </table:table-cell>
          <table:table-cell table:style-name="ce9"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initialize O(mn)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9" office:value-type="string" calcext:value-type="string">
            <text:p>save O(mn)</text:p>
          </table:table-cell>
          <table:table-cell table:style-name="ce9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9"/>
          <table:table-cell table:style-name="ce11" office:value-type="string" calcext:value-type="string">
            <text:p>Bcast O(1) from rank 0</text:p>
          </table:table-cell>
          <table:table-cell table:style-name="ce9"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10" office:value-type="string" calcext:value-type="string">
            <text:p>fa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10"/>
          <table:table-cell table:style-name="ce10" office:value-type="string" calcext:value-type="string">
            <text:p>__setup_gen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ll</text:p>
          </table:table-cell>
          <table:table-cell table:style-name="ce10" table:number-columns-repeated="2"/>
          <table:table-cell office:value-type="string" calcext:value-type="string">
            <text:p>initialize O(mm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0" table:number-columns-repeated="2"/>
          <table:table-cell table:style-name="ce13" office:value-type="string" calcext:value-type="string">
            <text:p>invert O(mm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 but 0</text:p>
          </table:table-cell>
          <table:table-cell table:style-name="ce10" table:number-columns-repeated="2"/>
          <table:table-cell office:value-type="string" calcext:value-type="string">
            <text:p>initialize O(mm)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</text:p>
          </table:table-cell>
          <table:table-cell table:style-name="ce10" table:number-columns-repeated="2"/>
          <table:table-cell table:style-name="ce14" office:value-type="string" calcext:value-type="string">
            <text:p>Bcast O(mm) from rank 0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l &lt; n</text:p>
          </table:table-cell>
          <table:table-cell table:style-name="ce10" table:number-columns-repeated="2"/>
          <table:table-cell table:style-name="ce15" office:value-type="string" calcext:value-type="string">
            <text:p>multiply O(mm)O(mm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 office:value-type="string" calcext:value-type="string">
            <text:p>for k = 1, 2, ..., 2n – 1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 table:style-name="ce10" office:value-type="string" calcext:value-type="string">
            <text:p>__set_curr_ge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 table:style-name="ce10" office:value-type="string" calcext:value-type="string">
            <text:p>__block_redu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office:value-type="string" calcext:value-type="string">
            <text:p>initialize O(m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 office:value-type="string" calcext:value-type="string">
            <text:p>for sb1 = 0, p, ..., 2m – p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office:value-type="string" calcext:value-type="string">
            <text:p>initialize O(mm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office:value-type="string" calcext:value-type="string">
            <text:p>initialize O(pp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 office:value-type="string" calcext:value-type="string">
            <text:p>for j = 0, 1, ..., p – 1: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 table:style-name="ce10" office:value-type="string" calcext:value-type="string">
            <text:p>__house_vec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(p)(2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initialize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table:style-name="ce14" office:value-type="string" calcext:value-type="string">
            <text:p>Bcast O(1) from rank k (conditiona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table:style-name="ce15" office:value-type="string" calcext:value-type="string">
            <text:p>multiply O(m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(2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(2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1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 table:style-name="ce10" office:value-type="string" calcext:value-type="string">
            <text:p>__seq_updat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table:style-name="ce15" office:value-type="string" calcext:value-type="string">
            <text:p>multiply O(mm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initialize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Send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initialize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office:value-type="string" calcext:value-type="string">
            <text:p>Recv O(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(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 table:style-name="ce18"/>
          <table:table-cell/>
          <table:table-cell table:style-name="ce15" office:value-type="string" calcext:value-type="string">
            <text:p>multiply O(p)O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6"/>
          <table:table-cell table:style-name="ce10" office:value-type="string" calcext:value-type="string">
            <text:p>__aggreg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5" office:value-type="string" calcext:value-type="string">
            <text:p>multiply O(pm)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6"/>
          <table:table-cell table:style-name="ce10" office:value-type="string" calcext:value-type="string">
            <text:p>__set_curr_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0, k</text:p>
          </table:table-cell>
          <table:table-cell/>
          <table:table-cell table:style-name="ce12"/>
          <table:table-cell/>
          <table:table-cell table:style-name="ce16"/>
          <table:table-cell table:style-name="ce10" office:value-type="string" calcext:value-type="string">
            <text:p>__new_block_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5" office:value-type="string" calcext:value-type="string">
            <text:p>multiply O((2m-p)m)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Send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initialize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Recv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3" office:value-type="string" calcext:value-type="string">
            <text:p>invert O(p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5" office:value-type="string" calcext:value-type="string">
            <text:p>multiply O((2m-p)p)O(p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Send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initialize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office:value-type="string" calcext:value-type="string">
            <text:p>Recv O((2m-p)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/>
          <table:table-cell table:style-name="ce16"/>
          <table:table-cell/>
          <table:table-cell table:style-name="ce15" office:value-type="string" calcext:value-type="string">
            <text:p>multiply O((2m-p)p)O(pm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office:value-type="string" calcext:value-type="string">
            <text:p>initialize O(m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4" office:value-type="string" calcext:value-type="string">
            <text:p>Bcast O(mm) from rank <text:span text:style-name="T1">k</text:span>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 office:value-type="string" calcext:value-type="string">
            <text:p>for sb1 = 0, p, ..., 2m – p: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office:value-type="string" calcext:value-type="string">
            <text:p>initialize O(pp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table:style-name="ce10" office:value-type="string" calcext:value-type="string">
            <text:p>__aggreg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/>
          <table:table-cell table:style-name="ce15" office:value-type="string" calcext:value-type="string">
            <text:p>multiply O(pm)O(mp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table:style-name="ce10" office:value-type="string" calcext:value-type="string">
            <text:p>__set_curr_g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table:style-name="ce10" office:value-type="string" calcext:value-type="string">
            <text:p>__block_updat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</text:p>
          </table:table-cell>
          <table:table-cell/>
          <table:table-cell table:style-name="ce12"/>
          <table:table-cell/>
          <table:table-cell table:style-name="ce17"/>
          <table:table-cell table:style-name="ce10"/>
          <table:table-cell table:style-name="ce10" office:value-type="string" calcext:value-type="string">
            <text:p>yty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table:style-name="ce15" office:value-type="string" calcext:value-type="string">
            <text:p>multiply O(mm)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Send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initialize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Recv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table:style-name="ce13" office:value-type="string" calcext:value-type="string">
            <text:p>invert O(p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table:style-name="ce15" office:value-type="string" calcext:value-type="string">
            <text:p>multiply O(mp)O(p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Send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initialize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office:value-type="string" calcext:value-type="string">
            <text:p>Recv O(mp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2n-1)(2m/p)</text:p>
          </table:table-cell>
          <table:table-cell table:style-name="ce2" office:value-type="string" calcext:value-type="string">
            <text:p>all but 0</text:p>
          </table:table-cell>
          <table:table-cell/>
          <table:table-cell table:style-name="ce12"/>
          <table:table-cell/>
          <table:table-cell table:style-name="ce17"/>
          <table:table-cell table:number-columns-repeated="2"/>
          <table:table-cell table:style-name="ce15" office:value-type="string" calcext:value-type="string">
            <text:p>multiply O(mp)O(p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n-1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 table:style-name="ce14" office:value-type="string" calcext:value-type="string">
            <text:p>Bcast O(1) from rank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12"/>
          <table:table-cell office:value-type="string" calcext:value-type="string">
            <text:p>save O(mn)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2">0000-00-00</text:date>, <text:time style:data-style-name="N2" text:time-value="13:29:41.357339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3:09:52.167686591</meta:creation-date>
    <dc:date>2017-08-02T14:21:59.045312573</dc:date>
    <meta:editing-duration>PT14H30M49S</meta:editing-duration>
    <meta:editing-cycles>28</meta:editing-cycles>
    <meta:generator>LibreOffice/4.2.8.2$Linux_X86_64 LibreOffice_project/420m0$Build-2</meta:generator>
    <meta:document-statistic meta:table-count="1" meta:cell-count="222" meta:object-count="0"/>
  </office:meta>
</office:document-meta>
</file>